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7baaa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07f73d"/>
    </style:style>
    <style:style style:name="P15" style:family="paragraph" style:parent-style-name="Heading_20_1" style:master-page-name="First_20_Page">
      <style:paragraph-properties style:page-number="auto"/>
    </style:style>
    <style:style style:name="P16" style:family="paragraph" style:parent-style-name="Table_20_Contents">
      <style:text-properties officeooo:rsid="0007f73d" officeooo:paragraph-rsid="0007f73d"/>
    </style:style>
    <style:style style:name="P17" style:family="paragraph" style:parent-style-name="Table_20_Contents" style:list-style-name="L2">
      <style:text-properties fo:font-weight="bold" officeooo:paragraph-rsid="0007f73d" style:font-weight-asian="bold" style:font-weight-complex="bold"/>
    </style:style>
    <style:style style:name="P18" style:family="paragraph">
      <style:paragraph-properties style:writing-mode="lr-tb"/>
    </style:style>
    <style:style style:name="P19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07f73d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07f73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07f73d"/>
    </style:style>
    <style:style style:name="T19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625407540448" text:id="ct14062540754044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625407540928" text:id="ct14062540754092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625407541136" text:id="ct14062540754113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625407541344" text:id="ct14062540754134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625407511824" text:id="ct140625407511824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625407543328" text:id="ct14062540754332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625407540448"/><text:change-start text:change-id="ct140625407540928"/>Adopt<text:change-end text:change-id="ct140625407540928"/>ed<text:change-start text:change-id="ct140625407541136"/> as a <text:change-end text:change-id="ct140625407541136"/>NMRA <text:change-start text:change-id="ct140625407541344"/>Standard<text:change-end text:change-id="ct140625407541344"/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625407511824"/><text:change-start text:change-id="ct140625407543328"/>Version History<text:change-end text:change-id="ct14062540754332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P16">Initial version submitted for public comment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6">Minor grammatical corrections and readability improvements as well as the following specific changes:</text:p>
            <text:list xml:id="list6984278567356785700" text:style-name="L2">
              <text:list-item>
                <text:p text:style-name="P17"><text:span text:style-name="T18">4.3 Datagram Rejected</text:span></text:p>
              </text:list-item>
              <text:list-item>
                <text:p text:style-name="P17"><text:span text:style-name="T18">4.3.1 Error Codes</text:span></text:p>
              </text:list-item>
              <text:list-item>
                <text:p text:style-name="P17"><text:span text:style-name="T18">6.1 Normal Transmission</text:span></text:p>
              </text:list-item>
              <text:list-item>
                <text:p text:style-name="P17"><text:span text:style-name="T18">6.2 Rejected Transmission</text:span></text:p>
              </text:list-item>
              <text:list-item>
                <text:p text:style-name="P17"><text:span text:style-name="T18">7.1 CAN Message Formats</text:span></text:p>
              </text:list-item>
              <text:list-item>
                <text:p text:style-name="P17"><text:span text:style-name="T18">7.2 CAN States</text:span></text:p>
              </text:list-item>
              <text:list-item>
                <text:p text:style-name="P17"><text:span text:style-name="T18">7.3.1 Normal Transmission</text:span></text:p>
              </text:list-item>
              <text:list-item>
                <text:p text:style-name="P17"><text:span text:style-name="T18">7.3.2 Rejected Transmission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7baaa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07f73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09:55:04.240156989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Datagram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S-</text:span><text:span text:style-name="MT12">9.7.3.2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7</meta:editing-cycles>
    <meta:editing-duration>PT18H58M6S</meta:editing-duration>
    <meta:generator>LibreOffice/4.4.0.3$MacOSX_X86_64 LibreOffice_project/de093506bcdc5fafd9023ee680b8c60e3e0645d7</meta:generator>
    <dc:date>2016-02-08T09:55:04.119613000</dc:date>
    <meta:printed-by>Bob Jacobsen</meta:printed-by>
    <meta:print-date>2010-09-15T08:46:04</meta:print-date>
    <meta:document-statistic meta:table-count="2" meta:image-count="0" meta:object-count="0" meta:page-count="1" meta:paragraph-count="24" meta:word-count="128" meta:character-count="774" meta:non-whitespace-character-count="671"/>
  </office:meta>
</office:document-meta>
</file>